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FactoryMap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ListFieldInjectionBean.setTestBeanFactory( Provider &lt; List &lt; TestBean &gt;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getNest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NullableFiel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edDefaultConstructorBean.AnnotatedDefaultConstruc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tendedResourceInjectionBean.getNest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Constructor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ptionalListFiel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s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ptionalListMetho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AnnotationBeanPostProcessorTests.testOptionalFiel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ptionalMetho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get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ConstructorResourceInjectionWithMultipleCandidatesA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jectAnnotationBeanPostProcessorTests.testNullableMetho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AnnotationBeanPostProcessorTests.testConstructor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jectAnnotationBeanPostProcessorTests.testObjectFactoryWithTypedLi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FactoryMap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bjectFactoryWithTypedLis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r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ProviderOfOptionalFiel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AnnotationBeanPostProcessorTests.testOptionalListFiel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AnnotationBeanPostProcessorTests.testObjectFactory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jectAnnotationBeanPostProcessorTests.testOptionalFiel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OfOptional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Field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ble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Extended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apConstructorInjectionBean.MapConstructorInjectionBean( 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Constructors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jectAnnotationBeanPostProcessorTests.testMethodInjectionWithMapAndMultipl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jectAnnotationBeanPostProcessorTests.testProviderOfOptionalFiel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ResourceInjectionBean.Constructor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bleMethodInjectionBean.setTestBean( @ Nullable TestBean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ptionalMetho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jectAnnotationBeanPostProcessorTests.testResource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tionalListMethodInjectionBean.setTestBean( Optional &lt; List &lt; TestBean &gt; &gt;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ResourceInjection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MethodInjectionWithMapAndMultipleMatchesButOnlyOneAutowireCand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jectAnnotationBeanPost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BeanDependentBean.get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Qualifier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4 , NestedTestBean [ ]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actoryQualifier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List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List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MethodInjectionBean.setTestBeanFactory( Provider &lt; TestBean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Constructor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jectAnnotationBeanPostProcessorTests.testObjectFactoryWithBea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al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bjectFactoryWithTypedMa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FactoryListMethodInjectionBean.setTestBeanFactory( Provider &lt; List &lt; TestBean &gt;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ield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OfOptionalMethodInjectionBean.setTestBean( Provider &lt; Optional &lt; TestBean &gt; &gt;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ResourceInjectionBean.Constructors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MapMethodInjectionBean.setTestBeanFactory( Provider &lt; Map &lt; String , TestBean &gt;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InjectionBean.setTestBeanMap( TestBean testBean , Map &lt; String , TestBean &gt; testBea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Factory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inject( ITestBean testBean4 , List &lt; NestedTestBean &gt; nestedTestBeans , IndexedTestBean index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al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ble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MethodInjectionWit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jectAnnotationBeanPostProcessorTests.testBeanAutowiredWithFactory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tructorsCollectionResourceInjectionBean.getTestBea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ResourceInjectionBean.ini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IncompleteBean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ProviderOfOptionalMetho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jectAnnotationBeanPostProcessorTests.testNullableMetho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jectAnnotationBeanPostProcessorTests.testObjectFactoryFieldInjectionIntoProto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bjectFactoryMapFieldInjectionBean.setTestBeanFactory( Provider &lt; Map &lt; String , TestBean &gt;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inject( ITestBean testBean4 , NestedTestBean [ ] nestedTestBeans , IndexedTestBean index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jectAnnotationBeanPostProcessorTests.testNullableFiel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alCollectionResourceInjectionBean.getIndex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get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4 ,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sCollectionResourceInjectionBean.ConstructorsCollectionResourceInjectionBean( ITestBean testBean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bjectFactoryWithTypedMap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derOfOptional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Indexed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ITestBean testBean4 , NestedTestBean nestedTestBean ,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sourceInjectionBean.ConstructorResourceInjectionBean(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ConstructorResourceInjectionWithMultipleCandidatesAnd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alList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setTestBean2( TestBean testBean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ListMetho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njectionBean.setTestBean2( TestBean testBean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sResourceInjectionBean.ConstructorsResourceInjectionBean( ITestBean testBean3 , ITestBean testBean4 , NestedTestBean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ptionalListMethodInjectionWithBea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jectAnnotationBeanPostProcessorTests.testExtendedResourceInjectionWithOverri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jectAnnotationBeanPostProcessorTests.testAnnotated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ResourceInjectionBean.inject( ITestBean testBean4 , T nested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sourceInjection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CollectionResourceInjectionBean.setNestedTestBeans( List &lt; NestedTestBean &gt; nestedTest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al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FactoryQualifierMethodInjectionBean.setTestBeanFactory( Provider &lt; ? &gt; test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MethodInjectionBean.getTestBea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bjectFactoryMethodInjectionIntoProto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tionalMethodInjectionBean.setTestBean( Optional &lt; TestBean &gt; tes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ResourceInjectionBean.ExtendedResourceInject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jectAnnotationBeanPostProcessorTests.testObjectFactoryQualifie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alFieldInjectionBean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jectAnnotationBeanPostProcessorTests.testObjectFactoryWithBea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jectAnnotationBeanPostProcessorTests.testProviderOfOptionalMethodInjectionWithBeanNot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sResourceInjectionBean.getNested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